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e petit héros de cette histoire vraie, tout droit sortie des souvenirs d'enfance de Peter Sís, est fin prêt pour la grande fête costumée de son école : sa mère lui a confectionné un magnifique costume de Robinson Crusoé. Mais lorsqu'il arrive, ses camarades se moquent de lui : ils ne connaissent pas l'histoire de Robinson, et ne comprennent pas son déguisement ... Triste et désemparé, le petit garçon trouve un peu de réconfort en se réfugiant sous sa couette. Et si tout cela était en fait le point de départ d'un voyage extraordinaire? Et si les pouvoirs de l'imagination étaient immenses et magiques?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1-27T16:52:33.721000000</dc:date>
    <meta:editing-duration>PT10S</meta:editing-duration>
    <meta:editing-cycles>2</meta:editing-cycles>
    <meta:generator>LibreOffice/7.3.7.2$Windows_X86_64 LibreOffice_project/e114eadc50a9ff8d8c8a0567d6da8f454beeb84f</meta:generator>
    <meta:document-statistic meta:table-count="0" meta:image-count="0" meta:object-count="0" meta:page-count="1" meta:paragraph-count="1" meta:word-count="104" meta:character-count="608" meta:non-whitespace-character-count="504"/>
  </office:meta>
</office:document-meta>
</file>